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88cm" svg:height="9.382cm" svg:x="17.181cm" svg:y="9.104cm">
            <draw:object draw:notify-on-update-of-ranges="Sheet1.E3:Sheet1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0cm" svg:y="9.194cm">
            <draw:object draw:notify-on-update-of-ranges="Sheet1.E13:Sheet1.E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OD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8729" calcext:value-type="float">
            <text:p>48.8729</text:p>
          </table:table-cell>
          <table:table-cell office:value-type="float" office:value="1.80548" calcext:value-type="float">
            <text:p>1.80548</text:p>
          </table:table-cell>
          <table:table-cell office:value-type="float" office:value="376381" calcext:value-type="float">
            <text:p>376381</text:p>
          </table:table-cell>
          <table:table-cell office:value-type="float" office:value="30.4138" calcext:value-type="float">
            <text:p>30.41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6982" calcext:value-type="float">
            <text:p>24.6982</text:p>
          </table:table-cell>
          <table:table-cell office:value-type="float" office:value="4.33297" calcext:value-type="float">
            <text:p>4.33297</text:p>
          </table:table-cell>
          <table:table-cell office:value-type="float" office:value="498126" calcext:value-type="float">
            <text:p>498126</text:p>
          </table:table-cell>
          <table:table-cell office:value-type="float" office:value="64.428" calcext:value-type="float">
            <text:p>64.4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2969" calcext:value-type="float">
            <text:p>14.2969</text:p>
          </table:table-cell>
          <table:table-cell office:value-type="float" office:value="5.19772" calcext:value-type="float">
            <text:p>5.19772</text:p>
          </table:table-cell>
          <table:table-cell office:value-type="float" office:value="461991" calcext:value-type="float">
            <text:p>461991</text:p>
          </table:table-cell>
          <table:table-cell office:value-type="float" office:value="98.4427" calcext:value-type="float">
            <text:p>98.44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5973" calcext:value-type="float">
            <text:p>8.5973</text:p>
          </table:table-cell>
          <table:table-cell office:value-type="float" office:value="7.13582" calcext:value-type="float">
            <text:p>7.13582</text:p>
          </table:table-cell>
          <table:table-cell office:value-type="float" office:value="370982" calcext:value-type="float">
            <text:p>370982</text:p>
          </table:table-cell>
          <table:table-cell office:value-type="float" office:value="132.392" calcext:value-type="float">
            <text:p>132.3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80189" calcext:value-type="float">
            <text:p>4.80189</text:p>
          </table:table-cell>
          <table:table-cell office:value-type="float" office:value="6.24656" calcext:value-type="float">
            <text:p>6.24656</text:p>
          </table:table-cell>
          <table:table-cell office:value-type="float" office:value="254586" calcext:value-type="float">
            <text:p>254586</text:p>
          </table:table-cell>
          <table:table-cell office:value-type="float" office:value="166.522" calcext:value-type="float">
            <text:p>166.5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94644" calcext:value-type="float">
            <text:p>1.94644</text:p>
          </table:table-cell>
          <table:table-cell office:value-type="float" office:value="6.93096" calcext:value-type="float">
            <text:p>6.93096</text:p>
          </table:table-cell>
          <table:table-cell office:value-type="float" office:value="119879" calcext:value-type="float">
            <text:p>119879</text:p>
          </table:table-cell>
          <table:table-cell office:value-type="float" office:value="200.496" calcext:value-type="float">
            <text:p>200.49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3618" calcext:value-type="float">
            <text:p>1.53618</text:p>
          </table:table-cell>
          <table:table-cell office:value-type="float" office:value="7.6983" calcext:value-type="float">
            <text:p>7.6983</text:p>
          </table:table-cell>
          <table:table-cell office:value-type="float" office:value="111750" calcext:value-type="float">
            <text:p>111750</text:p>
          </table:table-cell>
          <table:table-cell office:value-type="float" office:value="234.477" calcext:value-type="float">
            <text:p>234.4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13138" calcext:value-type="float">
            <text:p>1.13138</text:p>
          </table:table-cell>
          <table:table-cell office:value-type="float" office:value="6.37545" calcext:value-type="float">
            <text:p>6.37545</text:p>
          </table:table-cell>
          <table:table-cell office:value-type="float" office:value="94094.7" calcext:value-type="float">
            <text:p>94094.7</text:p>
          </table:table-cell>
          <table:table-cell office:value-type="float" office:value="268.448" calcext:value-type="float">
            <text:p>268.44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0603" calcext:value-type="float">
            <text:p>1.10603</text:p>
          </table:table-cell>
          <table:table-cell office:value-type="float" office:value="7.11391" calcext:value-type="float">
            <text:p>7.11391</text:p>
          </table:table-cell>
          <table:table-cell office:value-type="float" office:value="104051" calcext:value-type="float">
            <text:p>104051</text:p>
          </table:table-cell>
          <table:table-cell office:value-type="float" office:value="302.437" calcext:value-type="float">
            <text:p>302.4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92819" calcext:value-type="float">
            <text:p>0.592819</text:p>
          </table:table-cell>
          <table:table-cell office:value-type="float" office:value="5.64025" calcext:value-type="float">
            <text:p>5.64025</text:p>
          </table:table-cell>
          <table:table-cell office:value-type="float" office:value="61955.3" calcext:value-type="float">
            <text:p>61955.3</text:p>
          </table:table-cell>
          <table:table-cell office:value-type="float" office:value="336.378" calcext:value-type="float">
            <text:p>336.378</text:p>
          </table:table-cell>
        </table:table-row>
        <table:table-row table:style-name="ro1">
          <table:table-cell table:number-columns-repeated="4"/>
          <table:table-cell table:formula="of:=[.E3]/[.A3]" office:value-type="float" office:value="3.04138" calcext:value-type="float">
            <text:p>3.04138</text:p>
          </table:table-cell>
        </table:table-row>
        <table:table-row table:style-name="ro1">
          <table:table-cell table:number-columns-repeated="4"/>
          <table:table-cell table:formula="of:=[.E4]/[.A4]" office:value-type="float" office:value="3.2214" calcext:value-type="float">
            <text:p>3.2214</text:p>
          </table:table-cell>
        </table:table-row>
        <table:table-row table:style-name="ro1">
          <table:table-cell table:number-columns-repeated="4"/>
          <table:table-cell table:formula="of:=[.E5]/[.A5]" office:value-type="float" office:value="3.28142333333333" calcext:value-type="float">
            <text:p>3.2814233333</text:p>
          </table:table-cell>
        </table:table-row>
        <table:table-row table:style-name="ro1">
          <table:table-cell table:number-columns-repeated="4"/>
          <table:table-cell table:formula="of:=[.E6]/[.A6]" office:value-type="float" office:value="3.3098" calcext:value-type="float">
            <text:p>3.3098</text:p>
          </table:table-cell>
        </table:table-row>
        <table:table-row table:style-name="ro1">
          <table:table-cell table:number-columns-repeated="4"/>
          <table:table-cell table:formula="of:=[.E7]/[.A7]" office:value-type="float" office:value="3.33044" calcext:value-type="float">
            <text:p>3.33044</text:p>
          </table:table-cell>
        </table:table-row>
        <table:table-row table:style-name="ro1">
          <table:table-cell table:number-columns-repeated="4"/>
          <table:table-cell table:formula="of:=[.E8]/[.A8]" office:value-type="float" office:value="3.3416" calcext:value-type="float">
            <text:p>3.3416</text:p>
          </table:table-cell>
        </table:table-row>
        <table:table-row table:style-name="ro1">
          <table:table-cell table:number-columns-repeated="4"/>
          <table:table-cell table:formula="of:=[.E9]/[.A9]" office:value-type="float" office:value="3.34967142857143" calcext:value-type="float">
            <text:p>3.3496714286</text:p>
          </table:table-cell>
        </table:table-row>
        <table:table-row table:style-name="ro1">
          <table:table-cell table:number-columns-repeated="4"/>
          <table:table-cell table:formula="of:=[.E10]/[.A10]" office:value-type="float" office:value="3.3556" calcext:value-type="float">
            <text:p>3.3556</text:p>
          </table:table-cell>
        </table:table-row>
        <table:table-row table:style-name="ro1">
          <table:table-cell table:number-columns-repeated="4"/>
          <table:table-cell table:formula="of:=[.E11]/[.A11]" office:value-type="float" office:value="3.36041111111111" calcext:value-type="float">
            <text:p>3.3604111111</text:p>
          </table:table-cell>
        </table:table-row>
        <table:table-row table:style-name="ro1">
          <table:table-cell table:number-columns-repeated="4"/>
          <table:table-cell table:formula="of:=[.E12]/[.A12]" office:value-type="float" office:value="3.36378" calcext:value-type="float">
            <text:p>3.36378</text:p>
          </table:table-cell>
        </table:table-row>
      </table:table>
      <table:table table:name="Sheet2" table:style-name="ta1">
        <table:shapes>
          <draw:frame draw:z-index="0" draw:style-name="gr1" draw:text-style-name="P1" svg:width="15.997cm" svg:height="9.004cm" svg:x="18.723cm" svg:y="0.691cm">
            <draw:object draw:notify-on-update-of-ranges="Sheet2.G2:Sheet2.G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7cm" svg:height="9.004cm" svg:x="1.404cm" svg:y="7.145cm">
            <draw:object draw:notify-on-update-of-ranges="Sheet2.F2:Sheet2.F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No of 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 / nod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2.7399" calcext:value-type="float">
            <text:p>82.7399</text:p>
          </table:table-cell>
          <table:table-cell office:value-type="float" office:value="1.36851" calcext:value-type="float">
            <text:p>1.36851</text:p>
          </table:table-cell>
          <table:table-cell office:value-type="float" office:value="681290" calcext:value-type="float">
            <text:p>681290</text:p>
          </table:table-cell>
          <table:table-cell office:value-type="float" office:value="30.5822" calcext:value-type="float">
            <text:p>30.5822</text:p>
          </table:table-cell>
          <table:table-cell table:formula="of:=[.F2]/[.B2]" office:value-type="float" office:value="3.05822" calcext:value-type="float">
            <text:p>3.058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.0378" calcext:value-type="float">
            <text:p>29.0378</text:p>
          </table:table-cell>
          <table:table-cell office:value-type="float" office:value="4.05442" calcext:value-type="float">
            <text:p>4.05442</text:p>
          </table:table-cell>
          <table:table-cell office:value-type="float" office:value="656269" calcext:value-type="float">
            <text:p>656269</text:p>
          </table:table-cell>
          <table:table-cell office:value-type="float" office:value="64.5803" calcext:value-type="float">
            <text:p>64.5803</text:p>
          </table:table-cell>
          <table:table-cell table:formula="of:=[.F3]/[.B3]" office:value-type="float" office:value="3.229015" calcext:value-type="float">
            <text:p>3.2290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.8369" calcext:value-type="float">
            <text:p>16.8369</text:p>
          </table:table-cell>
          <table:table-cell office:value-type="float" office:value="5.44746" calcext:value-type="float">
            <text:p>5.44746</text:p>
          </table:table-cell>
          <table:table-cell office:value-type="float" office:value="618782" calcext:value-type="float">
            <text:p>618782</text:p>
          </table:table-cell>
          <table:table-cell office:value-type="float" office:value="98.5693" calcext:value-type="float">
            <text:p>98.5693</text:p>
          </table:table-cell>
          <table:table-cell table:formula="of:=[.F4]/[.B4]" office:value-type="float" office:value="3.28564333333333" calcext:value-type="float">
            <text:p>3.285643333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.8267" calcext:value-type="float">
            <text:p>11.8267</text:p>
          </table:table-cell>
          <table:table-cell office:value-type="float" office:value="7.2341" calcext:value-type="float">
            <text:p>7.2341</text:p>
          </table:table-cell>
          <table:table-cell office:value-type="float" office:value="603994" calcext:value-type="float">
            <text:p>603994</text:p>
          </table:table-cell>
          <table:table-cell office:value-type="float" office:value="132.548" calcext:value-type="float">
            <text:p>132.548</text:p>
          </table:table-cell>
          <table:table-cell table:formula="of:=[.F5]/[.B5]" office:value-type="float" office:value="3.3137" calcext:value-type="float">
            <text:p>3.3137</text:p>
          </table:table-cell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" calcext:value-type="float">
            <text:p>50</text:p>
          </table:table-cell>
          <table:table-cell office:value-type="float" office:value="8.87176" calcext:value-type="float">
            <text:p>8.87176</text:p>
          </table:table-cell>
          <table:table-cell office:value-type="float" office:value="8.31978" calcext:value-type="float">
            <text:p>8.31978</text:p>
          </table:table-cell>
          <table:table-cell office:value-type="float" office:value="554742" calcext:value-type="float">
            <text:p>554742</text:p>
          </table:table-cell>
          <table:table-cell office:value-type="float" office:value="166.537" calcext:value-type="float">
            <text:p>166.537</text:p>
          </table:table-cell>
          <table:table-cell table:formula="of:=[.F6]/[.B6]" office:value-type="float" office:value="3.33074" calcext:value-type="float">
            <text:p>3.33074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6.57929" calcext:value-type="float">
            <text:p>6.57929</text:p>
          </table:table-cell>
          <table:table-cell office:value-type="float" office:value="7.53786" calcext:value-type="float">
            <text:p>7.53786</text:p>
          </table:table-cell>
          <table:table-cell office:value-type="float" office:value="484130" calcext:value-type="float">
            <text:p>484130</text:p>
          </table:table-cell>
          <table:table-cell office:value-type="float" office:value="200.523" calcext:value-type="float">
            <text:p>200.523</text:p>
          </table:table-cell>
          <table:table-cell table:formula="of:=[.F7]/[.B7]" office:value-type="float" office:value="3.34205" calcext:value-type="float">
            <text:p>3.3420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.92176" calcext:value-type="float">
            <text:p>4.92176</text:p>
          </table:table-cell>
          <table:table-cell office:value-type="float" office:value="7.49732" calcext:value-type="float">
            <text:p>7.49732</text:p>
          </table:table-cell>
          <table:table-cell office:value-type="float" office:value="403409" calcext:value-type="float">
            <text:p>403409</text:p>
          </table:table-cell>
          <table:table-cell office:value-type="float" office:value="234.481" calcext:value-type="float">
            <text:p>234.481</text:p>
          </table:table-cell>
          <table:table-cell table:formula="of:=[.F8]/[.B8]" office:value-type="float" office:value="3.34972857142857" calcext:value-type="float">
            <text:p>3.3497285714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.10879" calcext:value-type="float">
            <text:p>4.10879</text:p>
          </table:table-cell>
          <table:table-cell office:value-type="float" office:value="9.08001" calcext:value-type="float">
            <text:p>9.08001</text:p>
          </table:table-cell>
          <table:table-cell office:value-type="float" office:value="384287" calcext:value-type="float">
            <text:p>384287</text:p>
          </table:table-cell>
          <table:table-cell office:value-type="float" office:value="268.485" calcext:value-type="float">
            <text:p>268.485</text:p>
          </table:table-cell>
          <table:table-cell table:formula="of:=[.F9]/[.B9]" office:value-type="float" office:value="3.3560625" calcext:value-type="float">
            <text:p>3.356062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.3258" calcext:value-type="float">
            <text:p>3.3258</text:p>
          </table:table-cell>
          <table:table-cell office:value-type="float" office:value="9.15888" calcext:value-type="float">
            <text:p>9.15888</text:p>
          </table:table-cell>
          <table:table-cell office:value-type="float" office:value="346410" calcext:value-type="float">
            <text:p>346410</text:p>
          </table:table-cell>
          <table:table-cell office:value-type="float" office:value="302.48" calcext:value-type="float">
            <text:p>302.48</text:p>
          </table:table-cell>
          <table:table-cell table:formula="of:=[.F10]/[.B10]" office:value-type="float" office:value="3.36088888888889" calcext:value-type="float">
            <text:p>3.360888888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.43046" calcext:value-type="float">
            <text:p>2.43046</text:p>
          </table:table-cell>
          <table:table-cell office:value-type="float" office:value="7.86475" calcext:value-type="float">
            <text:p>7.86475</text:p>
          </table:table-cell>
          <table:table-cell office:value-type="float" office:value="274436" calcext:value-type="float">
            <text:p>274436</text:p>
          </table:table-cell>
          <table:table-cell office:value-type="float" office:value="336.467" calcext:value-type="float">
            <text:p>336.467</text:p>
          </table:table-cell>
          <table:table-cell table:formula="of:=[.F11]/[.B11]" office:value-type="float" office:value="3.36467" calcext:value-type="float">
            <text:p>3.36467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No of Nodes</text:p>
          </table:table-cell>
          <table:table-cell office:value-type="string" calcext:value-type="string">
            <text:p>PDR</text:p>
          </table:table-cell>
          <table:table-cell office:value-type="string" calcext:value-type="string">
            <text:p>E2E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 / nod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5.5167" calcext:value-type="float">
            <text:p>85.5167</text:p>
          </table:table-cell>
          <table:table-cell office:value-type="float" office:value="1.55936" calcext:value-type="float">
            <text:p>1.55936</text:p>
          </table:table-cell>
          <table:table-cell office:value-type="float" office:value="684777" calcext:value-type="float">
            <text:p>684777</text:p>
          </table:table-cell>
          <table:table-cell office:value-type="float" office:value="30.258" calcext:value-type="float">
            <text:p>30.258</text:p>
          </table:table-cell>
          <table:table-cell table:formula="of:=[.F2]/[.B2]" office:value-type="float" office:value="3.0258" calcext:value-type="float">
            <text:p>3.02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7.3504" calcext:value-type="float">
            <text:p>37.3504</text:p>
          </table:table-cell>
          <table:table-cell table:number-columns-repeated="2" office:value-type="float" office:value="2.36221" calcext:value-type="float">
            <text:p>2.36221</text:p>
          </table:table-cell>
          <table:table-cell office:value-type="float" office:value="16.5623" calcext:value-type="float">
            <text:p>16.5623</text:p>
          </table:table-cell>
          <table:table-cell table:formula="of:=[.F3]/[.B3]" office:value-type="float" office:value="0.828115" calcext:value-type="float">
            <text:p>0.82811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.7041" calcext:value-type="float">
            <text:p>22.7041</text:p>
          </table:table-cell>
          <table:table-cell office:value-type="float" office:value="0.763898" calcext:value-type="float">
            <text:p>0.763898</text:p>
          </table:table-cell>
          <table:table-cell office:value-type="float" office:value="648663" calcext:value-type="float">
            <text:p>648663</text:p>
          </table:table-cell>
          <table:table-cell office:value-type="float" office:value="6.86672" calcext:value-type="float">
            <text:p>6.86672</text:p>
          </table:table-cell>
          <table:table-cell table:formula="of:=[.F4]/[.B4]" office:value-type="float" office:value="0.228890666666667" calcext:value-type="float">
            <text:p>0.2288906667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6.8563" calcext:value-type="float">
            <text:p>16.8563</text:p>
          </table:table-cell>
          <table:table-cell office:value-type="float" office:value="1.20927" calcext:value-type="float">
            <text:p>1.20927</text:p>
          </table:table-cell>
          <table:table-cell office:value-type="float" office:value="645743" calcext:value-type="float">
            <text:p>645743</text:p>
          </table:table-cell>
          <table:table-cell office:value-type="float" office:value="12.0053" calcext:value-type="float">
            <text:p>12.0053</text:p>
          </table:table-cell>
          <table:table-cell table:formula="of:=[.F5]/[.B5]" office:value-type="float" office:value="0.3001325" calcext:value-type="float">
            <text:p>0.3001325</text:p>
          </table:table-cell>
        </table:table-row>
        <table:table-row table:style-name="ro1">
          <table:table-cell office:value-type="string" calcext:value-type="string">
            <text:p>DSDV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[.F6]/[.B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4"/>
          <table:table-cell table:formula="of:=[.F7]/[.B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4"/>
          <table:table-cell table:formula="of:=[.F8]/[.B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formula="of:=[.F9]/[.B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4"/>
          <table:table-cell table:formula="of:=[.F10]/[.B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table:formula="of:=[.F11]/[.B1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5:31:43.824138747</meta:creation-date>
    <dc:date>2019-02-12T16:18:51.503736457</dc:date>
    <meta:editing-duration>PT31M55S</meta:editing-duration>
    <meta:editing-cycles>3</meta:editing-cycles>
    <meta:generator>LibreOffice/4.2.8.2$Linux_X86_64 LibreOffice_project/420m0$Build-2</meta:generator>
    <meta:document-statistic meta:table-count="3" meta:cell-count="1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881cm" svg:height="9.383cm" xlink:href=".." xlink:type="simple" chart:class="chart:line" chart:style-name="ch1">
        <chart:title svg:x="7.108cm" svg:y="0.323cm" chart:style-name="ch2">
          <text:p>total energy consumed</text:p>
        </chart:title>
        <chart:legend chart:legend-position="end" svg:x="16.029cm" svg:y="4.392cm" style:legend-expansion="high" chart:style-name="ch3"/>
        <chart:plot-area chart:style-name="ch4" table:cell-range-address="Sheet1.E3:Sheet1.E12" svg:x="0.377cm" svg:y="1.315cm" svg:width="15.275cm" svg:height="7.881cm">
          <chartooo:coordinate-region svg:x="1.184cm" svg:y="1.514cm" svg:width="14.282cm" svg:height="7.03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4138">
                <text:p>30.4138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428">
                <text:p>64.4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4427">
                <text:p>98.4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.392">
                <text:p>132.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.522">
                <text:p>166.5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.496">
                <text:p>200.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.477">
                <text:p>234.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8.448">
                <text:p>268.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.437">
                <text:p>302.4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6.378">
                <text:p>336.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699cm" svg:y="0.316cm" chart:style-name="ch2">
          <text:p>energy/node</text:p>
        </chart:title>
        <chart:legend chart:legend-position="end" svg:x="13.146cm" svg:y="4.203cm" style:legend-expansion="high" chart:style-name="ch3"/>
        <chart:plot-area chart:style-name="ch4" table:cell-range-address="Sheet1.E13:Sheet1.E22" svg:x="2.491cm" svg:y="1.007cm" svg:width="13.387cm" svg:height="8.643cm">
          <chartooo:coordinate-region svg:x="3.218cm" svg:y="1.206cm" svg:width="12.473cm" svg:height="7.79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E13:Sheet1.E2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4138">
                <text:p>3.04138</text:p>
                <draw:g>
                  <svg:desc>Sheet1.E13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214">
                <text:p>3.22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8142333333333">
                <text:p>3.28142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098">
                <text:p>3.3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3044">
                <text:p>3.33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416">
                <text:p>3.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4967142857143">
                <text:p>3.3496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556">
                <text:p>3.3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6041111111111">
                <text:p>3.3604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378">
                <text:p>3.363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5.614cm" svg:y="0.316cm" chart:style-name="ch2">
          <text:p>energy/node consumed</text:p>
        </chart:title>
        <chart:legend chart:legend-position="end" svg:x="13.119cm" svg:y="4.203cm" style:legend-expansion="high" chart:style-name="ch3"/>
        <chart:plot-area chart:style-name="ch4" table:cell-range-address="Sheet2.G2:Sheet2.G11" svg:x="0.319cm" svg:y="1.301cm" svg:width="12.481cm" svg:height="6.543cm">
          <chartooo:coordinate-region svg:x="1.231cm" svg:y="1.501cm" svg:width="11.382cm" svg:height="5.697cm"/>
          <chart:axis chart:dimension="x" chart:name="primary-x" chart:style-name="ch5">
            <chart:title svg:x="5.748cm" svg:y="8.024cm" chart:style-name="ch6">
              <text:p>nodes x10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2.G2:Sheet2.G1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5822">
                <text:p>3.05822</text:p>
                <draw:g>
                  <svg:desc>Sheet2.G2:Sheet2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29015">
                <text:p>3.229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8564333333333">
                <text:p>3.28564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137">
                <text:p>3.3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33074">
                <text:p>3.33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4205">
                <text:p>3.34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4972857142857">
                <text:p>3.3497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560625">
                <text:p>3.3560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6088888888889">
                <text:p>3.360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6467">
                <text:p>3.36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156cm" svg:y="0.316cm" chart:style-name="ch2">
          <text:p>energy consumed</text:p>
        </chart:title>
        <chart:legend chart:legend-position="end" svg:x="13.172cm" svg:y="4.203cm" style:legend-expansion="high" chart:style-name="ch3"/>
        <chart:plot-area chart:style-name="ch4" table:cell-range-address="Sheet2.F2:Sheet2.F11" svg:x="0.319cm" svg:y="1.301cm" svg:width="12.534cm" svg:height="7.524cm">
          <chartooo:coordinate-region svg:x="1.126cm" svg:y="1.5cm" svg:width="11.54cm" svg:height="6.67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2.F2:Sheet2.F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5822">
                <text:p>30.5822</text:p>
                <draw:g>
                  <svg:desc>Sheet2.F2:Sheet2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.5803">
                <text:p>64.5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5693">
                <text:p>98.56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2.548">
                <text:p>132.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.537">
                <text:p>166.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.523">
                <text:p>200.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.481">
                <text:p>234.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8.485">
                <text:p>268.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.48">
                <text:p>302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6.467">
                <text:p>336.4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